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62048192771084]</text:p>
          </table:table-cell>
          <table:table-cell office:value-type="string" calcext:value-type="string">
            <text:p>[10]</text:p>
          </table:table-cell>
          <table:table-cell office:value-type="float" office:value="0.284329974071195" calcext:value-type="float">
            <text:p>0.284329974071195</text:p>
          </table:table-cell>
          <table:table-cell office:value-type="float" office:value="0.346181055475568" calcext:value-type="float">
            <text:p>0.346181055475568</text:p>
          </table:table-cell>
          <table:table-cell office:value-type="float" office:value="0.491228070175439" calcext:value-type="float">
            <text:p>0.491228070175439</text:p>
          </table:table-cell>
          <table:table-cell office:value-type="float" office:value="0.692806970747755" calcext:value-type="float">
            <text:p>0.692806970747755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0395083406496927" calcext:value-type="float">
            <text:p>0.039508340649693</text:p>
          </table:table-cell>
          <table:table-cell table:number-columns-repeated="3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59493670886076" calcext:value-type="float">
            <text:p>0.7594936708860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436201780415432]</text:p>
          </table:table-cell>
          <table:table-cell office:value-type="string" calcext:value-type="string">
            <text:p>[28]</text:p>
          </table:table-cell>
          <table:table-cell office:value-type="float" office:value="0.500614361713999" calcext:value-type="float">
            <text:p>0.500614361713999</text:p>
          </table:table-cell>
          <table:table-cell office:value-type="float" office:value="0.453103184360047" calcext:value-type="float">
            <text:p>0.453103184360047</text:p>
          </table:table-cell>
          <table:table-cell office:value-type="float" office:value="0.552845528455285" calcext:value-type="float">
            <text:p>0.552845528455285</text:p>
          </table:table-cell>
          <table:table-cell office:value-type="float" office:value="0.711111464624555" calcext:value-type="float">
            <text:p>0.711111464624555</text:p>
          </table:table-cell>
          <table:table-cell office:value-type="float" office:value="0.723618090452261" calcext:value-type="float">
            <text:p>0.723618090452261</text:p>
          </table:table-cell>
          <table:table-cell office:value-type="float" office:value="0.079325692228918" calcext:value-type="float">
            <text:p>0.079325692228918</text:p>
          </table:table-cell>
          <table:table-cell office:value-type="float" office:value="0.0860215053763441" calcext:value-type="float">
            <text:p>0.086021505376344</text:p>
          </table:table-cell>
          <table:table-cell office:value-type="float" office:value="0.758917105642477" calcext:value-type="float">
            <text:p>0.758917105642477</text:p>
          </table:table-cell>
          <table:table-cell office:value-type="float" office:value="0.759493670886076" calcext:value-type="float">
            <text:p>0.759493670886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67927382753404]</text:p>
          </table:table-cell>
          <table:table-cell office:value-type="string" calcext:value-type="string">
            <text:p>[11]</text:p>
          </table:table-cell>
          <table:table-cell office:value-type="float" office:value="0.513087830904057" calcext:value-type="float">
            <text:p>0.513087830904057</text:p>
          </table:table-cell>
          <table:table-cell office:value-type="float" office:value="0.507464750319931" calcext:value-type="float">
            <text:p>0.507464750319931</text:p>
          </table:table-cell>
          <table:table-cell office:value-type="float" office:value="0.61744966442953" calcext:value-type="float">
            <text:p>0.61744966442953</text:p>
          </table:table-cell>
          <table:table-cell office:value-type="float" office:value="0.743037611254665" calcext:value-type="float">
            <text:p>0.743037611254665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103218825055331" calcext:value-type="float">
            <text:p>0.103218825055331</text:p>
          </table:table-cell>
          <table:table-cell office:value-type="float" office:value="0.161616161616162" calcext:value-type="float">
            <text:p>0.161616161616162</text:p>
          </table:table-cell>
          <table:table-cell table:number-columns-repeated="2" office:value-type="float" office:value="0.698630136986301" calcext:value-type="float">
            <text:p>0.698630136986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0055248618785" calcext:value-type="float">
            <text:p>0.7900552486187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88888888888888]</text:p>
          </table:table-cell>
          <table:table-cell office:value-type="string" calcext:value-type="string">
            <text:p>[18]</text:p>
          </table:table-cell>
          <table:table-cell office:value-type="float" office:value="0.608076402235307" calcext:value-type="float">
            <text:p>0.608076402235307</text:p>
          </table:table-cell>
          <table:table-cell office:value-type="float" office:value="0.47895081616475" calcext:value-type="float">
            <text:p>0.47895081616475</text:p>
          </table:table-cell>
          <table:table-cell office:value-type="float" office:value="0.602510460251046" calcext:value-type="float">
            <text:p>0.602510460251046</text:p>
          </table:table-cell>
          <table:table-cell office:value-type="float" office:value="0.766656534573922" calcext:value-type="float">
            <text:p>0.766656534573922</text:p>
          </table:table-cell>
          <table:table-cell office:value-type="float" office:value="0.775280898876404" calcext:value-type="float">
            <text:p>0.775280898876404</text:p>
          </table:table-cell>
          <table:table-cell office:value-type="float" office:value="0.39848571233402" calcext:value-type="float">
            <text:p>0.39848571233402</text:p>
          </table:table-cell>
          <table:table-cell office:value-type="float" office:value="0.402758620689655" calcext:value-type="float">
            <text:p>0.402758620689655</text:p>
          </table:table-cell>
          <table:table-cell office:value-type="float" office:value="0.788212545868535" calcext:value-type="float">
            <text:p>0.788212545868535</text:p>
          </table:table-cell>
          <table:table-cell office:value-type="float" office:value="0.790055248618785" calcext:value-type="float">
            <text:p>0.790055248618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21596244131455" calcext:value-type="float">
            <text:p>0.8215962441314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85630498533724]</text:p>
          </table:table-cell>
          <table:table-cell office:value-type="string" calcext:value-type="string">
            <text:p>[9]</text:p>
          </table:table-cell>
          <table:table-cell office:value-type="float" office:value="0.624130222022409" calcext:value-type="float">
            <text:p>0.624130222022409</text:p>
          </table:table-cell>
          <table:table-cell office:value-type="float" office:value="0.447322581030039" calcext:value-type="float">
            <text:p>0.447322581030039</text:p>
          </table:table-cell>
          <table:table-cell office:value-type="float" office:value="0.465863453815261" calcext:value-type="float">
            <text:p>0.465863453815261</text:p>
          </table:table-cell>
          <table:table-cell office:value-type="float" office:value="0.800973311995327" calcext:value-type="float">
            <text:p>0.800973311995327</text:p>
          </table:table-cell>
          <table:table-cell office:value-type="float" office:value="0.810068649885583" calcext:value-type="float">
            <text:p>0.810068649885583</text:p>
          </table:table-cell>
          <table:table-cell office:value-type="float" office:value="0.428477227412609" calcext:value-type="float">
            <text:p>0.428477227412609</text:p>
          </table:table-cell>
          <table:table-cell office:value-type="float" office:value="0.440414507772021" calcext:value-type="float">
            <text:p>0.440414507772021</text:p>
          </table:table-cell>
          <table:table-cell office:value-type="float" office:value="0.819747767651661" calcext:value-type="float">
            <text:p>0.819747767651661</text:p>
          </table:table-cell>
          <table:table-cell office:value-type="float" office:value="0.821596244131455" calcext:value-type="float">
            <text:p>0.821596244131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597402597402597" calcext:value-type="float">
            <text:p>0.5974025974025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546783625730996]</text:p>
          </table:table-cell>
          <table:table-cell office:value-type="string" calcext:value-type="string">
            <text:p>[22]</text:p>
          </table:table-cell>
          <table:table-cell office:value-type="float" office:value="0.202987788022437" calcext:value-type="float">
            <text:p>0.202987788022437</text:p>
          </table:table-cell>
          <table:table-cell office:value-type="float" office:value="0.0836778744800418" calcext:value-type="float">
            <text:p>0.083677874480042</text:p>
          </table:table-cell>
          <table:table-cell office:value-type="float" office:value="0.122448979591837" calcext:value-type="float">
            <text:p>0.122448979591837</text:p>
          </table:table-cell>
          <table:table-cell office:value-type="float" office:value="0.587585642703753" calcext:value-type="float">
            <text:p>0.587585642703753</text:p>
          </table:table-cell>
          <table:table-cell office:value-type="float" office:value="0.597402597402597" calcext:value-type="float">
            <text:p>0.597402597402597</text:p>
          </table:table-cell>
          <table:table-cell office:value-type="float" office:value="0.0567632850241546" calcext:value-type="float">
            <text:p>0.05676328502415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839243498817967" calcext:value-type="float">
            <text:p>0.083924349881797</text:p>
          </table:table-cell>
          <table:table-cell office:value-type="float" office:value="0.0851063829787234" calcext:value-type="float">
            <text:p>0.085106382978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29131652661064" calcext:value-type="float">
            <text:p>0.8291316526610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10948905109489]</text:p>
          </table:table-cell>
          <table:table-cell office:value-type="string" calcext:value-type="string">
            <text:p>[20]</text:p>
          </table:table-cell>
          <table:table-cell office:value-type="float" office:value="0.633968664074478" calcext:value-type="float">
            <text:p>0.633968664074478</text:p>
          </table:table-cell>
          <table:table-cell office:value-type="float" office:value="0.485109332416849" calcext:value-type="float">
            <text:p>0.485109332416849</text:p>
          </table:table-cell>
          <table:table-cell office:value-type="float" office:value="0.549800796812749" calcext:value-type="float">
            <text:p>0.549800796812749</text:p>
          </table:table-cell>
          <table:table-cell office:value-type="float" office:value="0.79646430759357" calcext:value-type="float">
            <text:p>0.79646430759357</text:p>
          </table:table-cell>
          <table:table-cell office:value-type="float" office:value="0.799031476997579" calcext:value-type="float">
            <text:p>0.799031476997579</text:p>
          </table:table-cell>
          <table:table-cell office:value-type="float" office:value="0.427239057239057" calcext:value-type="float">
            <text:p>0.427239057239057</text:p>
          </table:table-cell>
          <table:table-cell office:value-type="float" office:value="0.471111111111111" calcext:value-type="float">
            <text:p>0.471111111111111</text:p>
          </table:table-cell>
          <table:table-cell office:value-type="float" office:value="0.827061959048436" calcext:value-type="float">
            <text:p>0.827061959048436</text:p>
          </table:table-cell>
          <table:table-cell office:value-type="float" office:value="0.829131652661064" calcext:value-type="float">
            <text:p>0.829131652661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42490842490843" calcext:value-type="float">
            <text:p>0.8424908424908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9191729323308272]</text:p>
          </table:table-cell>
          <table:table-cell office:value-type="string" calcext:value-type="string">
            <text:p>[20]</text:p>
          </table:table-cell>
          <table:table-cell office:value-type="float" office:value="0.655945451140825" calcext:value-type="float">
            <text:p>0.655945451140825</text:p>
          </table:table-cell>
          <table:table-cell office:value-type="float" office:value="0.493407636345232" calcext:value-type="float">
            <text:p>0.493407636345232</text:p>
          </table:table-cell>
          <table:table-cell office:value-type="float" office:value="0.497560975609756" calcext:value-type="float">
            <text:p>0.497560975609756</text:p>
          </table:table-cell>
          <table:table-cell office:value-type="float" office:value="0.827605558281113" calcext:value-type="float">
            <text:p>0.827605558281113</text:p>
          </table:table-cell>
          <table:table-cell office:value-type="float" office:value="0.842490842490843" calcext:value-type="float">
            <text:p>0.842490842490843</text:p>
          </table:table-cell>
          <table:table-cell office:value-type="float" office:value="0.473530866705413" calcext:value-type="float">
            <text:p>0.473530866705413</text:p>
          </table:table-cell>
          <table:table-cell office:value-type="float" office:value="0.536082474226804" calcext:value-type="float">
            <text:p>0.536082474226804</text:p>
          </table:table-cell>
          <table:table-cell office:value-type="float" office:value="0.829237743231543" calcext:value-type="float">
            <text:p>0.829237743231543</text:p>
          </table:table-cell>
          <table:table-cell office:value-type="float" office:value="0.841726618705036" calcext:value-type="float">
            <text:p>0.841726618705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32432432432432" calcext:value-type="float">
            <text:p>0.8324324324324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85545722713864]</text:p>
          </table:table-cell>
          <table:table-cell office:value-type="string" calcext:value-type="string">
            <text:p>[20]</text:p>
          </table:table-cell>
          <table:table-cell office:value-type="float" office:value="0.631497615170081" calcext:value-type="float">
            <text:p>0.631497615170081</text:p>
          </table:table-cell>
          <table:table-cell office:value-type="float" office:value="0.462586433490041" calcext:value-type="float">
            <text:p>0.462586433490041</text:p>
          </table:table-cell>
          <table:table-cell office:value-type="float" office:value="0.506329113924051" calcext:value-type="float">
            <text:p>0.506329113924051</text:p>
          </table:table-cell>
          <table:table-cell office:value-type="float" office:value="0.792994217588185" calcext:value-type="float">
            <text:p>0.792994217588185</text:p>
          </table:table-cell>
          <table:table-cell office:value-type="float" office:value="0.805896805896806" calcext:value-type="float">
            <text:p>0.805896805896806</text:p>
          </table:table-cell>
          <table:table-cell office:value-type="float" office:value="0.439469191564705" calcext:value-type="float">
            <text:p>0.439469191564705</text:p>
          </table:table-cell>
          <table:table-cell office:value-type="float" office:value="0.514767932489452" calcext:value-type="float">
            <text:p>0.514767932489452</text:p>
          </table:table-cell>
          <table:table-cell office:value-type="float" office:value="0.830940618037392" calcext:value-type="float">
            <text:p>0.830940618037392</text:p>
          </table:table-cell>
          <table:table-cell office:value-type="float" office:value="0.832432432432432" calcext:value-type="float">
            <text:p>0.832432432432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9673202614379" calcext:value-type="float">
            <text:p>0.8496732026143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991228070175439]</text:p>
          </table:table-cell>
          <table:table-cell office:value-type="string" calcext:value-type="string">
            <text:p>[12]</text:p>
          </table:table-cell>
          <table:table-cell office:value-type="float" office:value="0.665047602909923" calcext:value-type="float">
            <text:p>0.665047602909923</text:p>
          </table:table-cell>
          <table:table-cell office:value-type="float" office:value="0.504307282363841" calcext:value-type="float">
            <text:p>0.504307282363841</text:p>
          </table:table-cell>
          <table:table-cell office:value-type="float" office:value="0.533762057877814" calcext:value-type="float">
            <text:p>0.533762057877814</text:p>
          </table:table-cell>
          <table:table-cell office:value-type="float" office:value="0.836197853627048" calcext:value-type="float">
            <text:p>0.836197853627048</text:p>
          </table:table-cell>
          <table:table-cell office:value-type="float" office:value="0.849673202614379" calcext:value-type="float">
            <text:p>0.849673202614379</text:p>
          </table:table-cell>
          <table:table-cell office:value-type="float" office:value="0.488093047034765" calcext:value-type="float">
            <text:p>0.48809304703476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831592228614041" calcext:value-type="float">
            <text:p>0.831592228614041</text:p>
          </table:table-cell>
          <table:table-cell office:value-type="float" office:value="0.83668903803132" calcext:value-type="float">
            <text:p>0.83668903803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5]</text:p>
          </table:table-cell>
          <table:table-cell office:value-type="float" office:value="0.730496535582228" calcext:value-type="float">
            <text:p>0.730496535582228</text:p>
          </table:table-cell>
          <table:table-cell office:value-type="float" office:value="0.594499408538553" calcext:value-type="float">
            <text:p>0.594499408538553</text:p>
          </table:table-cell>
          <table:table-cell office:value-type="float" office:value="0.595588235294118" calcext:value-type="float">
            <text:p>0.595588235294118</text:p>
          </table:table-cell>
          <table:table-cell office:value-type="float" office:value="0.871569125420923" calcext:value-type="float">
            <text:p>0.871569125420923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94511484251184" calcext:value-type="float">
            <text:p>0.594511484251184</text:p>
          </table:table-cell>
          <table:table-cell office:value-type="float" office:value="0.598890942698706" calcext:value-type="float">
            <text:p>0.598890942698706</text:p>
          </table:table-cell>
          <table:table-cell office:value-type="float" office:value="0.861406124118251" calcext:value-type="float">
            <text:p>0.861406124118251</text:p>
          </table:table-cell>
          <table:table-cell office:value-type="float" office:value="0.870786516853933" calcext:value-type="float">
            <text:p>0.8707865168539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57954545454545" calcext:value-type="float">
            <text:p>0.8579545454545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03821656050956]</text:p>
          </table:table-cell>
          <table:table-cell office:value-type="string" calcext:value-type="string">
            <text:p>[22]</text:p>
          </table:table-cell>
          <table:table-cell office:value-type="float" office:value="0.669595511162317" calcext:value-type="float">
            <text:p>0.669595511162317</text:p>
          </table:table-cell>
          <table:table-cell office:value-type="float" office:value="0.467086931194755" calcext:value-type="float">
            <text:p>0.467086931194755</text:p>
          </table:table-cell>
          <table:table-cell office:value-type="float" office:value="0.48559670781893" calcext:value-type="float">
            <text:p>0.48559670781893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.524201977122247" calcext:value-type="float">
            <text:p>0.524201977122247</text:p>
          </table:table-cell>
          <table:table-cell office:value-type="float" office:value="0.659420289855072" calcext:value-type="float">
            <text:p>0.659420289855072</text:p>
          </table:table-cell>
          <table:table-cell office:value-type="float" office:value="0.852093136332267" calcext:value-type="float">
            <text:p>0.852093136332267</text:p>
          </table:table-cell>
          <table:table-cell office:value-type="float" office:value="0.857954545454545" calcext:value-type="float">
            <text:p>0.8579545454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2030456852792" calcext:value-type="float">
            <text:p>0.8020304568527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57979502196194]</text:p>
          </table:table-cell>
          <table:table-cell office:value-type="string" calcext:value-type="string">
            <text:p>[13]</text:p>
          </table:table-cell>
          <table:table-cell office:value-type="float" office:value="0.619423941269092" calcext:value-type="float">
            <text:p>0.619423941269092</text:p>
          </table:table-cell>
          <table:table-cell office:value-type="float" office:value="0.427588562766542" calcext:value-type="float">
            <text:p>0.427588562766542</text:p>
          </table:table-cell>
          <table:table-cell office:value-type="float" office:value="0.452674897119342" calcext:value-type="float">
            <text:p>0.452674897119342</text:p>
          </table:table-cell>
          <table:table-cell office:value-type="float" office:value="0.795945922849476" calcext:value-type="float">
            <text:p>0.795945922849476</text:p>
          </table:table-cell>
          <table:table-cell office:value-type="float" office:value="0.797979797979798" calcext:value-type="float">
            <text:p>0.797979797979798</text:p>
          </table:table-cell>
          <table:table-cell office:value-type="float" office:value="0.456696856578957" calcext:value-type="float">
            <text:p>0.456696856578957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797464422881392" calcext:value-type="float">
            <text:p>0.797464422881392</text:p>
          </table:table-cell>
          <table:table-cell office:value-type="float" office:value="0.802030456852792" calcext:value-type="float">
            <text:p>0.802030456852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4281524926686]</text:p>
          </table:table-cell>
          <table:table-cell office:value-type="string" calcext:value-type="string">
            <text:p>[15]</text:p>
          </table:table-cell>
          <table:table-cell office:value-type="float" office:value="0.676889785051194" calcext:value-type="float">
            <text:p>0.676889785051194</text:p>
          </table:table-cell>
          <table:table-cell office:value-type="float" office:value="0.484596301230437" calcext:value-type="float">
            <text:p>0.484596301230437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0.817481268116988" calcext:value-type="float">
            <text:p>0.817481268116988</text:p>
          </table:table-cell>
          <table:table-cell office:value-type="float" office:value="0.819599109131403" calcext:value-type="float">
            <text:p>0.819599109131403</text:p>
          </table:table-cell>
          <table:table-cell office:value-type="float" office:value="0.571096548108042" calcext:value-type="float">
            <text:p>0.571096548108042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83438502274931" calcext:value-type="float">
            <text:p>0.83438502274931</text:p>
          </table:table-cell>
          <table:table-cell office:value-type="float" office:value="0.834862385321101" calcext:value-type="float">
            <text:p>0.834862385321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5827232796486]</text:p>
          </table:table-cell>
          <table:table-cell office:value-type="string" calcext:value-type="string">
            <text:p>[22]</text:p>
          </table:table-cell>
          <table:table-cell office:value-type="float" office:value="0.612534732596192" calcext:value-type="float">
            <text:p>0.612534732596192</text:p>
          </table:table-cell>
          <table:table-cell office:value-type="float" office:value="0.509926280250624" calcext:value-type="float">
            <text:p>0.509926280250624</text:p>
          </table:table-cell>
          <table:table-cell office:value-type="float" office:value="0.567901234567901" calcext:value-type="float">
            <text:p>0.567901234567901</text:p>
          </table:table-cell>
          <table:table-cell office:value-type="float" office:value="0.749419056395801" calcext:value-type="float">
            <text:p>0.749419056395801</text:p>
          </table:table-cell>
          <table:table-cell office:value-type="float" office:value="0.75058275058275" calcext:value-type="float">
            <text:p>0.75058275058275</text:p>
          </table:table-cell>
          <table:table-cell office:value-type="float" office:value="0.401943869039562" calcext:value-type="float">
            <text:p>0.401943869039562</text:p>
          </table:table-cell>
          <table:table-cell office:value-type="float" office:value="0.406869220607662" calcext:value-type="float">
            <text:p>0.406869220607662</text:p>
          </table:table-cell>
          <table:table-cell office:value-type="float" office:value="0.788849724698781" calcext:value-type="float">
            <text:p>0.7888497246987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95286794988177" calcext:value-type="float">
            <text:p>0.79528679498817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597402597402597" calcext:value-type="float">
            <text:p>0.59740259740259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72340425531915" calcext:value-type="float">
            <text:p>0.872340425531915</text:p>
          </table:table-cell>
          <table:table-cell table:number-columns-repeated="5"/>
          <table:table-cell table:formula="of:=AVERAGE([.I2:.I16])" office:value-type="float" office:value="0.575241761195049" calcext:value-type="float">
            <text:p>0.575241761195049</text:p>
          </table:table-cell>
          <table:table-cell table:formula="of:=AVERAGE([.J2:.J16])" office:value-type="float" office:value="0.449720562028483" calcext:value-type="float">
            <text:p>0.449720562028483</text:p>
          </table:table-cell>
          <table:table-cell table:formula="of:=AVERAGE([.K2:.K16])" office:value-type="float" office:value="0.504675440287632" calcext:value-type="float">
            <text:p>0.504675440287632</text:p>
          </table:table-cell>
          <table:table-cell table:formula="of:=AVERAGE([.L2:.L16])" office:value-type="float" office:value="0.774989923051539" calcext:value-type="float">
            <text:p>0.774989923051539</text:p>
          </table:table-cell>
          <table:table-cell table:formula="of:=AVERAGE([.M2:.M16])" office:value-type="float" office:value="0.781253524551133" calcext:value-type="float">
            <text:p>0.781253524551133</text:p>
          </table:table-cell>
          <table:table-cell table:formula="of:=AVERAGE([.N2:.N16])" office:value-type="float" office:value="0.365504132023244" calcext:value-type="float">
            <text:p>0.365504132023244</text:p>
          </table:table-cell>
          <table:table-cell table:formula="of:=AVERAGE([.O2:.O16])" office:value-type="float" office:value="0.402656118136349" calcext:value-type="float">
            <text:p>0.402656118136349</text:p>
          </table:table-cell>
          <table:table-cell table:formula="of:=AVERAGE([.P2:.P16])" office:value-type="float" office:value="0.71075242767693" calcext:value-type="float">
            <text:p>0.71075242767693</text:p>
          </table:table-cell>
          <table:table-cell table:formula="of:=AVERAGE([.Q2:.Q16])" office:value-type="float" office:value="0.714621257288355" calcext:value-type="float">
            <text:p>0.714621257288355</text:p>
          </table:table-cell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721640034688013" calcext:value-type="float">
            <text:p>0.07216400346880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9T10:20:17.458006470</dc:date>
    <meta:editing-duration>PT1M34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